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262.69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77.9pt"/>
    </style:style>
    <style:style style:name="co5" style:family="table-column">
      <style:table-column-properties fo:break-before="auto" style:column-width="94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81a1" fo:wrap-option="wrap" style:vertical-align="top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color="#3381a1" style:font-name="Ubuntu"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fo:color="#3381a1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fo:color="#e9a533" style:font-name="Ubuntu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fo:color="#e9a533"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wrap-option="wrap" style:vertical-align="top"/>
      <style:text-properties style:font-name="Ubuntu"/>
    </style:style>
    <style:style style:name="ce8" style:family="table-cell" style:parent-style-name="Default">
      <style:table-cell-properties fo:wrap-option="wrap" style:vertical-align="top"/>
      <style:text-properties fo:color="#3381a1" style:font-name="Ubuntu"/>
    </style:style>
    <style:style style:name="ce9" style:family="table-cell" style:parent-style-name="Default">
      <style:table-cell-properties fo:wrap-option="wrap" style:vertical-align="top"/>
      <style:text-properties fo:color="#e9a533" style:font-name="Ubuntu"/>
    </style:style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header-rows>
          <table:table-row table:style-name="ro1">
            <table:table-cell table:style-name="ce1" office:value-type="string" calcext:value-type="string">
              <text:p>Category</text:p>
            </table:table-cell>
            <table:table-cell table:style-name="ce1" office:value-type="string" calcext:value-type="string">
              <text:p>Topic</text:p>
            </table:table-cell>
            <table:table-cell table:style-name="ce1" office:value-type="string" calcext:value-type="string">
              <text:p>Ref Manual v5.6</text:p>
            </table:table-cell>
            <table:table-cell table:style-name="ce1" office:value-type="string" calcext:value-type="string">
              <text:p>Dubois</text:p>
            </table:table-cell>
            <table:table-cell table:style-name="ce1" office:value-type="string" calcext:value-type="string">
              <text:p>Harrison</text:p>
            </table:table-cell>
            <table:table-cell table:number-columns-repeated="1019"/>
          </table:table-row>
        </table:table-header-rows>
        <table:table-row table:style-name="ro1">
          <table:table-cell table:style-name="ce2" office:value-type="string" calcext:value-type="string">
            <text:p>MySQL Architecture</text:p>
          </table:table-cell>
          <table:table-cell table:style-name="ce8" office:value-type="string" calcext:value-type="string">
            <text:p>Use MySQL client programs to interface with the MySQL Server interactively and in batch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Describe SQL Modes and their impact on behavior of MySQL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Identify characteristics which have session scope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ySQL Syntax</text:p>
          </table:table-cell>
          <table:table-cell table:style-name="ce9" office:value-type="string" calcext:value-type="string">
            <text:p>Explain MySQL of identifiers including case sensitivity, qualified names, aliases and use of reserved word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dentify MySQL data type properties and appropriate usage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Recognize and use common functions and expressions for all MySQL data type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dentify and use comment syntax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utilize prepared statement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transactions and transaction isolation levels and the impact they have on database behavior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MySQL Schema Objects</text:p>
          </table:table-cell>
          <table:table-cell table:style-name="ce8" office:value-type="string" calcext:value-type="string">
            <text:p>Design and create normalized databases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Create and modify tables using appropriate data types and indexing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Describe and create table constraints enforcing data integrity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Creating and modifying views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Identify and use various methods to obtain metadata for MySQL database objects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tored Programs</text:p>
          </table:table-cell>
          <table:table-cell table:style-name="ce9" office:value-type="string" calcext:value-type="string">
            <text:p>Describe and use trigger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reate and execute stored procedure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reate and use stored function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mplement error handling within stored procedure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Querying for Data</text:p>
          </table:table-cell>
          <table:table-cell table:style-name="ce8" office:value-type="string" calcext:value-type="string">
            <text:p>Execute a basic SELECT statement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Limit rows returned by a SELECT statement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Limit columns returned by a SELECT statement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Apply sorting to SELECT statement results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Execute SELECT statements which aggregate and group data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ing Data</text:p>
          </table:table-cell>
          <table:table-cell table:style-name="ce9" office:value-type="string" calcext:value-type="string">
            <text:p>Describe and execute INSERT statement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REPLACE statement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UPDATE statement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TRUNCATE statement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LOAD DATA statement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DELETE statement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Joins, Subqueries, and UNION</text:p>
          </table:table-cell>
          <table:table-cell table:style-name="ce8" office:value-type="string" calcext:value-type="string">
            <text:p>Identify, describe and use JOINs in MySQL commands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Describe and utilize subqueries in MySQL commands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Perform operations using UNION clause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ySQL App Development</text:p>
          </table:table-cell>
          <table:table-cell table:style-name="ce9" office:value-type="string" calcext:value-type="string">
            <text:p>Identify key characteristics, features &amp; options for PHP, Java &amp; .NET development using MySQL standard driver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Java application that uses MySQL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PHP application that uses MySQL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.NET application that uses MySQL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nterpret MySQL error messages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ollect available diagnostic information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use NoSQL and memcached API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Basic Optimizations</text:p>
          </table:table-cell>
          <table:table-cell table:style-name="ce8" office:value-type="string" calcext:value-type="string">
            <text:p>Identify statements requiring optimization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Recognize and create optimal indexes for query optimization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Recognize and fix sub-optimal SQL commands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Identify appropriate optimization strategies for InnoDB usage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Optimize performance through data normalization</text:p>
          </table:table-cell>
          <table:table-cell table:style-name="ce8" table:number-columns-repeated="3"/>
          <table:table-cell table:number-columns-repeated="1019"/>
        </table:table-row>
        <table:table-row table:style-name="ro1" table:number-rows-repeated="8">
          <table:table-cell table:style-name="ce6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 style:page-usage="right">
      <style:page-layout-properties fo:page-width="792pt" fo:page-height="612pt" style:num-format="1" style:print-orientation="landscape" fo:margin-top="54pt" fo:margin-bottom="36pt" fo:margin-left="54pt" fo:margin-right="54pt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14.4pt" fo:margin-left="0pt" fo:margin-right="0pt" fo:margin-bottom="0pt" fo:background-color="transparen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style style:name="MT1" style:family="text">
      <style:text-properties fo:color="#3381a1" style:font-name="Ubuntu1" fo:font-size="20pt"/>
    </style:style>
  </office:automatic-styles>
  <office:master-styles>
    <style:master-page style:name="Default" style:page-layout-name="Mpm1">
      <style:header>
        <style:region-left>
          <text:p><text:span text:style-name="MT1">MySQL 5.6 Certification Exam</text:span></text:p>
        </style:region-left>
      </style:header>
      <style:header-left style:display="false"/>
      <style:footer>
        <style:region-left>
          <text:p><text:file-name text:display="full">???</text:file-name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anders</meta:initial-creator>
    <meta:creation-date>2018-06-17T14:41:05.429309540</meta:creation-date>
    <dc:date>2018-06-19T06:36:07.420811888</dc:date>
    <dc:creator>Tim Sanders</dc:creator>
    <meta:editing-duration>P1DT15H24M21S</meta:editing-duration>
    <meta:editing-cycles>6</meta:editing-cycles>
    <meta:generator>LibreOffice/5.0.0.5$MacOSX_X86_64 LibreOffice_project/1b1a90865e348b492231e1c451437d7a15bb262b</meta:generator>
    <meta:printed-by>Tim Sanders</meta:printed-by>
    <meta:print-date>2018-06-17T15:15:45.361312063</meta:print-date>
    <meta:document-statistic meta:table-count="1" meta:cell-count="58" meta:object-count="0"/>
  </office:meta>
</office:document-meta>
</file>